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35b57" officeooo:paragraph-rsid="00035b57"/>
    </style:style>
    <style:style style:name="P2" style:family="paragraph" style:parent-style-name="Standard">
      <style:text-properties fo:language="de" fo:country="DE" officeooo:rsid="0001eec6" officeooo:paragraph-rsid="00035b57"/>
    </style:style>
    <style:style style:name="P3" style:family="paragraph" style:parent-style-name="Standard">
      <style:text-properties fo:language="de" fo:country="DE" officeooo:rsid="0004b5e7" officeooo:paragraph-rsid="0004b5e7"/>
    </style:style>
    <style:style style:name="P4" style:family="paragraph" style:parent-style-name="Standard">
      <style:text-properties fo:language="de" fo:country="DE" officeooo:rsid="00060d5e" officeooo:paragraph-rsid="00060d5e"/>
    </style:style>
    <style:style style:name="P5" style:family="paragraph" style:parent-style-name="Standard">
      <style:text-properties fo:language="de" fo:country="DE" officeooo:rsid="00060d5e" officeooo:paragraph-rsid="000a4972"/>
    </style:style>
    <style:style style:name="P6" style:family="paragraph" style:parent-style-name="Standard">
      <style:text-properties fo:language="de" fo:country="DE" officeooo:rsid="000878b5" officeooo:paragraph-rsid="000878b5"/>
    </style:style>
    <style:style style:name="P7" style:family="paragraph" style:parent-style-name="Standard">
      <style:text-properties fo:language="de" fo:country="DE" officeooo:rsid="000948cb" officeooo:paragraph-rsid="000948cb"/>
    </style:style>
    <style:style style:name="P8" style:family="paragraph" style:parent-style-name="Standard">
      <style:text-properties fo:language="de" fo:country="DE" officeooo:rsid="000948cb" officeooo:paragraph-rsid="000ca7b9"/>
    </style:style>
    <style:style style:name="P9" style:family="paragraph" style:parent-style-name="Standard">
      <style:text-properties fo:language="de" fo:country="DE" officeooo:rsid="000b866c" officeooo:paragraph-rsid="000b866c"/>
    </style:style>
    <style:style style:name="P10" style:family="paragraph" style:parent-style-name="Standard">
      <style:text-properties fo:language="de" fo:country="DE" officeooo:rsid="000e8d95" officeooo:paragraph-rsid="000e8d95"/>
    </style:style>
    <style:style style:name="P11" style:family="paragraph" style:parent-style-name="Standard">
      <style:text-properties fo:language="de" fo:country="DE" officeooo:rsid="0012524e" officeooo:paragraph-rsid="0012524e"/>
    </style:style>
    <style:style style:name="P12" style:family="paragraph" style:parent-style-name="Standard">
      <style:text-properties officeooo:paragraph-rsid="00035b57"/>
    </style:style>
    <style:style style:name="T1" style:family="text">
      <style:text-properties fo:language="de" fo:country="DE" officeooo:rsid="00035b57"/>
    </style:style>
    <style:style style:name="T2" style:family="text">
      <style:text-properties fo:language="de" fo:country="DE" officeooo:rsid="0001eec6"/>
    </style:style>
    <style:style style:name="T3" style:family="text">
      <style:text-properties fo:language="de" fo:country="DE" officeooo:rsid="00060d5e"/>
    </style:style>
    <style:style style:name="T4" style:family="text">
      <style:text-properties fo:language="de" fo:country="DE" officeooo:rsid="0012524e"/>
    </style:style>
    <style:style style:name="T5" style:family="text">
      <style:text-properties officeooo:rsid="000948cb"/>
    </style:style>
    <style:style style:name="T6" style:family="text">
      <style:text-properties officeooo:rsid="0009e53a"/>
    </style:style>
    <style:style style:name="T7" style:family="text">
      <style:text-properties officeooo:rsid="000a49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inleitung: </text:p>
      <text:p text:style-name="P12"><text:span text:style-name="T1">Es </text:span><text:span text:style-name="T2">ist </text:span><text:span text:style-name="T1">Frühling in dem Schönen Land Parius.</text:span></text:p>
      <text:p text:style-name="P12"><text:span text:style-name="T1">Die weiten Felder der Stadt Freburg sind bedeckt von S</text:span><text:span text:style-name="T3">chnee </text:span><text:span text:style-name="T4">Der Winter der immer noch andauert hat das Ganze Land ausgezehrt</text:span><text:span text:style-name="T1">.</text:span></text:p>
      <text:p text:style-name="P1">Auf dem Marktplatz hört man lautes rufen und klagen</text:p>
      <text:p text:style-name="P1">Eine Große Gruppe von allerei verschieden Völkern hat sich um ein Podest aus Holz geschart.</text:p>
      <text:p text:style-name="P1"><text:s/></text:p>
      <text:p text:style-name="P11">Spieler kommen da zu:</text:p>
      <text:p text:style-name="P11"/>
      <text:p text:style-name="P1">Ihr hört:</text:p>
      <text:p text:style-name="P1">Eine Starke und gedrungene Stimme sagen</text:p>
      <text:p text:style-name="P1"/>
      <text:p text:style-name="P1">„Dieser Man hat das gesetzt gebrochen!</text:p>
      <text:p text:style-name="P1">Er stahl aus dem Kornspeicher des Grafen“</text:p>
      <text:p text:style-name="P1"/>
      <text:p text:style-name="P3">Der Soldat hört auf mit reden und Nickt einen weiteren Man auf dem Podest zu.</text:p>
      <text:p text:style-name="P3">Der Dieb wird von dem Man auf die Kien geworfen und die gefesselten Hände nach Vorne gespannt.</text:p>
      <text:p text:style-name="P3">Der Man nimmt eine Axt und schlägt ihm beide Hände ab.</text:p>
      <text:p text:style-name="P1"/>
      <text:p text:style-name="P1"/>
      <text:p text:style-name="P4">Alle Spieler sehen das erste Reaktion darauf.</text:p>
      <text:p text:style-name="P4">Spieler stellen sich vor </text:p>
      <text:p text:style-name="P4">-einige sind auf der durch reise</text:p>
      <text:p text:style-name="P4"/>
      <text:p text:style-name="P5">NPC letztes jahr schlechte ernte <text:tab/><text:tab/><text:tab/><text:tab/><text:span text:style-name="T7">(Laden besitzter Ichiraku)</text:span></text:p>
      <text:p text:style-name="P4">harter winter / kein essen / hunger</text:p>
      <text:p text:style-name="P4"/>
      <text:p text:style-name="P4"/>
      <text:p text:style-name="P4"/>
      <text:p text:style-name="P6">Truppen des Kaisers</text:p>
      <text:p text:style-name="P6">Boten berichten: Der Kaiser unterstützt die Stadt Freburg mit Gold</text:p>
      <text:p text:style-name="P6"><text:tab/><text:tab/>jeder der Waren unbeschadet von der Hafenstadt Over<text:span text:style-name="T6">rive</text:span> <text:span text:style-name="T5">nach Freburg bringt</text:span></text:p>
      <text:p text:style-name="P6"><text:tab/><text:tab/><text:span text:style-name="T5">erhalt eine belohnung.</text:span></text:p>
      <text:p text:style-name="P8"><text:tab/><text:tab/>100Goldmünzen für die waren</text:p>
      <text:p text:style-name="P6"/>
      <text:p text:style-name="P9">Stadtrat : Brief erhalten</text:p>
      <text:p text:style-name="P7"/>
      <text:p text:style-name="P7"/>
      <text:p text:style-name="P10">Kontaktmann in der Hafen Stadt Jhemms Keller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evolotio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5-29T22:08:57.921000000</dc:date>
    <meta:editing-duration>PT4H46M27S</meta:editing-duration>
    <meta:editing-cycles>14</meta:editing-cycles>
    <meta:document-statistic meta:table-count="0" meta:image-count="0" meta:object-count="0" meta:page-count="1" meta:paragraph-count="27" meta:word-count="197" meta:character-count="1191" meta:non-whitespace-character-count="1006"/>
  </office:meta>
</office:document-meta>
</file>